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1:2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5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3 Kommentare 22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2</text:p>
          </table:table-cell>
          <table:table-cell table:number-columns-repeated="6"/>
        </table:table-row>
        <table:table-row table:style-name="ro1">
          <table:table-cell table:formula="of:=SUM([.A36:.A100000])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o werden in Österreich die Covid Toten jetzt gezähl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JEDER, der üositiv getestet wurde - und es steht da nicht mehr, dass es innerhalb der letzten 28 Tag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wesen sein muss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as heißt, JEDER, der IRGENDWANN EINMAL positiv getestet wurde, gilt als Covid Toter, wenn er stir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ik-Fotos · 31.10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7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anne Trös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h nix neues, ode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030284157001313&amp;set=a.208707749158992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Tröstl doch, vor kurzem wurden ja nur gezählt, wer innerhalb der letzten 28 Ta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 w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anscheinend jeder, der irgendwann einmal positiv wa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Trös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 naja, ich meinte es so, dass DIE schon LANGE wussten, dass sie es im Herb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dermachen und darauf hingearbeitet haben mit den vielen idiotischen Te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ya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RUG nennt man da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Scho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halb die vielen Testu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mit die Zahlen stim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Ottorow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schon länger bekannt. In Deutschland ist es genaus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smin Ottorowski in Österreich galt bis vor kurzem noch jeder als Covid Toter,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rhalb von 28 Tagen davor positiv getestet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jeder, der IRGENDWANN EINMAL positiv getestet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halb steht da auch dabei, dass die Zahlen wieder neu angepasst werden müs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Ko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ist ein großer Schwindel besser gesagt Betrug an der Bevölkerung...aber sie werden da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de stehen müs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le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fach krank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030284157001313&amp;set=a.208707749158992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ben es sogar zu und die meisten Leute kapieren noch immer nicht was hier gespielt wird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Winkler Die Mehrheit checkt es eh, aber sie machen trotzdem alles mi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Winkl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Hoffnung stirbt zuletz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ny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sser net testen lassen hahaa^^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ny Weber haha, es gibt Situationen, wo du musst. Zb in Pflegeberufen, in Chören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nzgruppen, wenn du aus irgendeinem Grund ins Krankenhaus muss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Ru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Leute müssen endlich anfangen zu klagen sonst verändert sich nie etwas zum positiv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htsanwälte und Richter stehen hinter euch also lasst euch das nicht gefallen!https://youtu.b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xLEJS-K5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 Dr. Brunner: Was bedeutet das URTEI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Ingr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ist es etwas anders beschriebe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vid19-dashboard.ages.at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030284157001313&amp;set=a.208707749158992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steht diese Definitio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offizielle Definition vom österr. Gesundheitsministerium lautet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ede verstorbene Person, die zuvor COVID-positiv getestet wurde, wird in der Statistik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COVID-Tote/r“ geführt, unabhängig davon, ob sie direkt an den Folgen der Viruserkrank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oder „mit dem Virus“ (an einer potentiell anderen Todesursache) verstorben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° Die aktuelle Gesamtzahl der Todesfälle im Zusammenhang mit COVID-19 wird der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grund kürzlich erfolgter Nachmeldungen noch ausgewertet. Es ergeben sich hierdurch gg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rekturen in den nächsten T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na Mari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 richtig, stand ja auch im ORF-Teletex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Ingr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li Riha bei den Erläuterungen am AGES Dashboard. Link ist eh bei meinem Post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bei. Ganz abgesehen davon wie gezahlt wird, es ergibt ja schon allein die Testerei k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n. Das ist alles in allem komplett verrückt was da aufgeführ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 Dax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zur Corona-Lüge und Fake-Pandemie downloaden und überall teilen, liebe Freunde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„Es is sowieso ganz anders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 Flo Daxner / Hanneliese Kreissl-Wur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s is sowieso ganz anders - Single“ von Flo Dax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usic.apple.com/at/album/es-is-sowieso-ganz-anders-single/1516949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 sowieso ganz anders - Sin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.appl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4030284157001313&amp;set=a.208707749158992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Nedv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eits Churchill sagte einst: "Ich traue nur der Statistik, die ich selbst gefälscht habe..."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ch Ortle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bekannte von mir 67 Jahre alt ist 2017 an Bauchspeicheldrüsenkrebs erkrankt hat die letz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ahre mit schwersten Medikamenten überle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n letzten Wochen wurde sie zweimal operiert wegen Metastasen im Bauch, das letzte mal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die Medikamente haben Ihre Organe nicht mehr funktioniert dadurch ist ihre Haut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z Gelb geworden da wusste man bereits das sie nicht mehr lange zu leben hat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urde noch schnell ein Coronatest gemacht natürlich positiv, sie wurde auf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station verlegt zwei Tage danach verstarb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Samstag den 31.10 stand sie als Coronatote in der Kronenzeit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665733737649354&amp;id=100026382016716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4030284157001313&amp;set=a.208707749158992&amp;type=3&amp;thea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6" calcext:value-type="float">
            <text:p>16</text:p>
          </table:table-cell>
          <table:table-cell table:style-name="ce7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6" calcext:value-type="float">
            <text:p>6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22];[.D422];[.F422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38:55.34749860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47:20.931879784</dc:date>
    <meta:editing-duration>PT4M49S</meta:editing-duration>
    <meta:editing-cycles>5</meta:editing-cycles>
    <meta:document-statistic meta:table-count="1" meta:cell-count="286" meta:object-count="0"/>
  </office:meta>
</office:document-meta>
</file>